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text-properties officeooo:rsid="003f31e3" officeooo:paragraph-rsid="003f31e3"/>
    </style:style>
    <style:style style:name="P2" style:family="paragraph" style:parent-style-name="Standard" style:list-style-name="L1">
      <style:text-properties officeooo:rsid="00571a5a" officeooo:paragraph-rsid="00571a5a"/>
    </style:style>
    <style:style style:name="P3" style:family="paragraph" style:parent-style-name="Standard" style:list-style-name="L1">
      <style:text-properties officeooo:rsid="0021b8de" officeooo:paragraph-rsid="00537b73"/>
    </style:style>
    <style:style style:name="P4" style:family="paragraph" style:parent-style-name="Standard" style:list-style-name="L1">
      <style:text-properties officeooo:rsid="004c23d7" officeooo:paragraph-rsid="004c23d7"/>
    </style:style>
    <style:style style:name="P5" style:family="paragraph" style:parent-style-name="Standard" style:list-style-name="L1">
      <style:text-properties officeooo:rsid="00051fe7" officeooo:paragraph-rsid="00051fe7"/>
    </style:style>
    <style:style style:name="P6" style:family="paragraph" style:parent-style-name="Standard" style:list-style-name="L1">
      <style:text-properties officeooo:rsid="003b2374" officeooo:paragraph-rsid="003b2374"/>
    </style:style>
    <style:style style:name="P7" style:family="paragraph" style:parent-style-name="Standard" style:list-style-name="L1">
      <style:text-properties officeooo:rsid="004ee04a" officeooo:paragraph-rsid="004ee04a"/>
    </style:style>
    <style:style style:name="P8" style:family="paragraph" style:parent-style-name="Standard" style:list-style-name="L1">
      <style:text-properties officeooo:rsid="00500d0e" officeooo:paragraph-rsid="00500d0e"/>
    </style:style>
    <style:style style:name="P9" style:family="paragraph" style:parent-style-name="Standard" style:list-style-name="L1">
      <style:text-properties officeooo:rsid="0051fdab" officeooo:paragraph-rsid="0051fdab"/>
    </style:style>
    <style:style style:name="P10" style:family="paragraph" style:parent-style-name="Standard" style:list-style-name="L1">
      <style:text-properties officeooo:rsid="0055a59e" officeooo:paragraph-rsid="0055a59e"/>
    </style:style>
    <style:style style:name="P11" style:family="paragraph" style:parent-style-name="Standard" style:list-style-name="L1">
      <style:text-properties officeooo:rsid="0057651a" officeooo:paragraph-rsid="0057651a"/>
    </style:style>
    <style:style style:name="T1" style:family="text">
      <style:text-properties officeooo:rsid="00571a5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...later</text:p>
      <text:list xml:id="list2240064677" text:style-name="L1">
        <text:list-item>
          <text:p text:style-name="P11">Randomly crashes sometimes</text:p>
        </text:list-item>
        <text:list-item>
          <text:p text:style-name="P2">Make the artist tab load more efficiently with threading</text:p>
        </text:list-item>
        <text:list-item>
          <text:p text:style-name="P3">Make the event title marquee</text:p>
        </text:list-item>
        <text:list-item>
          <text:p text:style-name="P4">If a bad string query is sent to getjson in main activity, it will produce an unhandled error</text:p>
        </text:list-item>
        <text:list-item>
          <text:p text:style-name="P5">Make category rows disappear when they don't find legitimate data</text:p>
        </text:list-item>
        <text:list-item>
          <text:p text:style-name="P6">Link for buying tickets disappears<text:span text:style-name="T1">, takes a moment to come back after moving to the browser and back</text:span></text:p>
        </text:list-item>
        <text:list-item>
          <text:p text:style-name="P7">Search queries get reset sometimes, after searching through results and coming back</text:p>
        </text:list-item>
        <text:list-item>
          <text:p text:style-name="P8">Location input disappearing doesn't move buttons</text:p>
        </text:list-item>
        <text:list-item>
          <text:p text:style-name="P9">Change snackbars back to original colors</text:p>
        </text:list-item>
        <text:list-item>
          <text:p text:style-name="P10">Backend still throws token not provided error sometimes (Spotify API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4T22:57:05.149000000</dc:date>
    <meta:editing-duration>PT23H13M43S</meta:editing-duration>
    <meta:editing-cycles>8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1" meta:word-count="109" meta:character-count="631" meta:non-whitespace-character-count="543"/>
  </office:meta>
</office:document-meta>
</file>